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46cm" fo:min-width="2.64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.09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2.99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2.992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9" draw:marker-end-width="0.3cm" draw:fill="none" draw:textarea-vertical-align="middle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</style:style>
    <style:style style:name="gr11" style:family="graphic" style:parent-style-name="objectwithoutfill">
      <style:graphic-properties draw:marker-end="Arrowheads_20_11" draw:marker-end-width="0.3cm" draw:fill="none" draw:textarea-vertical-align="middle"/>
    </style:style>
    <style:style style:name="gr12" style:family="graphic" style:parent-style-name="objectwithoutfill">
      <style:graphic-properties draw:marker-end="Arrowheads_20_12" draw:marker-end-width="0.3cm" draw:fill="none" draw:textarea-vertical-align="middle"/>
    </style:style>
    <style:style style:name="gr13" style:family="graphic" style:parent-style-name="objectwithoutfill">
      <style:graphic-properties draw:marker-end="Arrowheads_20_13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6" draw:marker-end-width="0.3cm" draw:fill="none" draw:textarea-vertical-align="middle"/>
    </style:style>
    <style:style style:name="gr18" style:family="graphic" style:parent-style-name="objectwithoutfill">
      <style:graphic-properties draw:marker-end="Arrowheads_20_17" draw:marker-end-width="0.3cm" draw:fill="none" draw:textarea-vertical-align="middle"/>
    </style:style>
    <style:style style:name="gr19" style:family="graphic" style:parent-style-name="objectwithoutfill">
      <style:graphic-properties draw:marker-end="Arrowheads_20_18" draw:marker-end-width="0.3cm" draw:fill="none" draw:textarea-vertical-align="middle"/>
    </style:style>
    <style:style style:name="gr20" style:family="graphic" style:parent-style-name="objectwithoutfill">
      <style:graphic-properties draw:marker-end="Arrowheads_20_4" draw:marker-end-width="0.3cm" draw:fill="none" draw:textarea-vertical-align="middle"/>
    </style:style>
    <style:style style:name="gr21" style:family="graphic" style:parent-style-name="objectwithoutfill">
      <style:graphic-properties draw:marker-end="Arrowheads_20_5" draw:marker-end-width="0.3cm" draw:fill="none" draw:textarea-vertical-align="middle"/>
    </style:style>
    <style:style style:name="gr22" style:family="graphic" style:parent-style-name="objectwithoutfill">
      <style:graphic-properties draw:marker-end="Arrowheads_20_6" draw:marker-end-width="0.3cm" draw:fill="none" draw:textarea-vertical-align="middle"/>
    </style:style>
    <style:style style:name="gr23" style:family="graphic" style:parent-style-name="objectwithoutfill">
      <style:graphic-properties draw:marker-end="Arrowheads_20_8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132cm" fo:min-width="1.882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749cm" fo:min-width="3.099cm"/>
      <style:paragraph-properties style:writing-mode="lr-tb"/>
    </style:style>
    <style:style style:name="gr27" style:family="graphic" style:parent-style-name="objectwithoutfill">
      <style:graphic-properties draw:marker-end="Arrowheads_20_19" draw:marker-end-width="0.3cm" draw:fill="none" draw:textarea-vertical-align="middle"/>
    </style:style>
    <style:style style:name="gr28" style:family="graphic" style:parent-style-name="objectwithoutfill">
      <style:graphic-properties draw:marker-end="Arrowheads_20_20" draw:marker-end-width="0.3cm" draw:fill="none" draw:textarea-vertical-align="middle"/>
    </style:style>
    <style:style style:name="gr29" style:family="graphic" style:parent-style-name="objectwithoutfill">
      <style:graphic-properties draw:marker-end="Arrowheads_20_21" draw:marker-end-width="0.3cm" draw:fill="none" draw:textarea-vertical-align="middle"/>
    </style:style>
    <style:style style:name="gr30" style:family="graphic" style:parent-style-name="objectwithoutfill">
      <style:graphic-properties draw:marker-end="Arrowheads_20_22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2.54cm" svg:x="3.857cm" svg:y="5.127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445cm" svg:height="2.54cm" svg:x="29.575cm" svg:y="5.127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715cm" svg:height="2.54cm" svg:x="2.905cm" svg:y="8.937cm">
          <text:p text:style-name="P1">Ввод:</text:p>
          <text:p text:style-name="P1">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3.493cm" svg:height="1.905cm" svg:x="9.572cm" svg:y="9.254cm">
          <text:p text:style-name="P1">i=0</text:p>
          <text:p text:style-name="P1">s=0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08cm" svg:height="5.08cm" svg:x="16.557cm" svg:y="7.667cm">
          <text:p text:style-name="P1">i&lt;=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8" draw:id="id8" draw:layer="layout" svg:width="3.493cm" svg:height="1.905cm" svg:x="17.192cm" svg:y="1.952cm">
          <text:p text:style-name="P1">i++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492cm" svg:height="1.905cm" svg:x="17.192cm" svg:y="4.81cm">
          <text:p text:style-name="P1">s+=i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715cm" svg:height="2.54cm" svg:x="28.622cm" svg:y="8.619cm">
          <text:p text:style-name="P1">Вывод:</text:p>
          <text:p text:style-name="P1">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6.08cm" svg:y1="7.667cm" svg:x2="5.762cm" svg:y2="8.937cm" draw:start-shape="id1" draw:start-glue-point="8" draw:end-shape="id2" draw:end-glue-point="5" svg:d="M6080 7667v636h-318v634" svg:viewBox="0 0 319 1271">
          <text:p/>
        </draw:connector>
        <draw:connector draw:style-name="gr7" draw:text-style-name="P2" draw:layer="layout" svg:x1="7.906cm" svg:y1="10.207cm" svg:x2="9.572cm" svg:y2="10.206cm" draw:start-shape="id2" draw:start-glue-point="6" draw:end-shape="id3" draw:end-glue-point="3" svg:d="M7906 10207h1189v-1h477" svg:viewBox="0 0 1667 2">
          <text:p/>
        </draw:connector>
        <draw:connector draw:style-name="gr8" draw:text-style-name="P2" draw:layer="layout" svg:x1="31.479cm" svg:y1="8.619cm" svg:x2="31.798cm" svg:y2="7.667cm" draw:start-shape="id4" draw:start-glue-point="5" draw:end-shape="id5" draw:end-glue-point="8" svg:d="M31479 8619v-475h319v-477" svg:viewBox="0 0 320 953">
          <text:p/>
        </draw:connector>
        <draw:connector draw:style-name="gr9" draw:text-style-name="P2" draw:layer="layout" svg:x1="13.065cm" svg:y1="10.206cm" svg:x2="16.557cm" svg:y2="10.207cm" draw:start-shape="id3" draw:start-glue-point="1" draw:end-shape="id6" draw:end-glue-point="5" svg:d="M13065 10206h1746v1h1746" svg:viewBox="0 0 3493 2">
          <text:p/>
        </draw:connector>
        <draw:connector draw:style-name="gr10" draw:text-style-name="P2" draw:layer="layout" svg:x1="19.097cm" svg:y1="7.667cm" svg:x2="18.938cm" svg:y2="6.715cm" draw:start-shape="id6" draw:start-glue-point="4" draw:end-shape="id7" draw:end-glue-point="2" svg:d="M19097 7667v-476h-159v-476" svg:viewBox="0 0 160 953">
          <text:p/>
        </draw:connector>
        <draw:connector draw:style-name="gr11" draw:text-style-name="P2" draw:layer="layout" svg:x1="18.938cm" svg:y1="4.81cm" svg:x2="18.938cm" svg:y2="3.857cm" draw:start-shape="id7" draw:start-glue-point="0" draw:end-shape="id8" draw:end-glue-point="2" svg:d="M18938 4810v-953" svg:viewBox="0 0 1 954">
          <text:p/>
        </draw:connector>
        <draw:connector draw:style-name="gr12" draw:text-style-name="P2" draw:layer="layout" svg:x1="18.938cm" svg:y1="1.952cm" svg:x2="14.273cm" svg:y2="10.285cm" draw:start-shape="id8" draw:start-glue-point="0" svg:d="M18938 1952v-502h-4665v8835" svg:viewBox="0 0 4666 8836">
          <text:p/>
        </draw:connector>
        <draw:connector draw:style-name="gr13" draw:text-style-name="P2" draw:layer="layout" svg:x1="21.637cm" svg:y1="10.207cm" svg:x2="29.336cm" svg:y2="9.889cm" draw:start-shape="id6" draw:start-glue-point="7" draw:end-shape="id4" draw:end-glue-point="9" svg:d="M21637 10207h3493v-318h4206" svg:viewBox="0 0 7700 319">
          <text:p/>
        </draw:connector>
        <draw:frame draw:style-name="gr14" draw:text-style-name="P3" draw:layer="layout" svg:width="0.853cm" svg:height="0.962cm" svg:x="19.732cm" svg:y="7.35cm">
          <draw:text-box>
            <text:p>1</text:p>
          </draw:text-box>
        </draw:frame>
        <draw:frame draw:style-name="gr14" draw:text-style-name="P3" draw:layer="layout" svg:width="0.853cm" svg:height="0.962cm" svg:x="21.637cm" svg:y="9.255cm">
          <draw:text-box>
            <text:p>0</text:p>
          </draw:text-box>
        </draw:frame>
      </draw:page>
      <draw:page draw:name="page2" draw:style-name="dp1" draw:master-page-name="Default">
        <draw:custom-shape draw:style-name="gr1" draw:text-style-name="P1" xml:id="id9" draw:id="id9" draw:layer="layout" svg:width="4.445cm" svg:height="2.54cm" svg:x="4.809cm" svg:y="6.397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4.445cm" svg:height="2.54cm" svg:x="25.765cm" svg:y="6.715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5.715cm" svg:height="2.54cm" svg:x="3.857cm" svg:y="10.207cm">
          <text:p text:style-name="P1">Ввод:</text:p>
          <text:p text:style-name="P1">a,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11" draw:id="id11" draw:layer="layout" svg:width="3.493cm" svg:height="1.905cm" svg:x="10.524cm" svg:y="10.524cm">
          <text:p text:style-name="P1">i=1</text:p>
          <text:p text:style-name="P1">s=0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5.08cm" svg:height="5.08cm" svg:x="17.192cm" svg:y="8.937cm">
          <text:p text:style-name="P1">i&lt;=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6" draw:id="id16" draw:layer="layout" svg:width="3.493cm" svg:height="1.905cm" svg:x="18.144cm" svg:y="2.905cm">
          <text:p text:style-name="P1">i++</text:p>
          <draw:enhanced-geometry svg:viewBox="0 0 21600 21600" draw:type="rectangle" draw:enhanced-path="M 0 0 L 21600 0 21600 21600 0 21600 0 0 Z N"/>
        </draw:custom-shape>
        <draw:custom-shape draw:style-name="gr5" draw:text-style-name="P1" xml:id="id15" draw:id="id15" draw:layer="layout" svg:width="3.492cm" svg:height="1.905cm" svg:x="18.145cm" svg:y="6.08cm">
          <text:p text:style-name="P1">s+=1/a^i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5.715cm" svg:height="2.54cm" svg:x="24.812cm" svg:y="10.207cm">
          <text:p text:style-name="P1">Вывод:</text:p>
          <text:p text:style-name="P1">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7.032cm" svg:y1="8.937cm" svg:x2="6.714cm" svg:y2="10.207cm" draw:start-shape="id9" draw:start-glue-point="8" draw:end-shape="id10" draw:end-glue-point="5" svg:d="M7032 8937v636h-318v634" svg:viewBox="0 0 319 1271">
          <text:p/>
        </draw:connector>
        <draw:connector draw:style-name="gr7" draw:text-style-name="P2" draw:layer="layout" svg:x1="8.858cm" svg:y1="11.477cm" svg:x2="10.524cm" svg:y2="11.476cm" draw:start-shape="id10" draw:start-glue-point="6" draw:end-shape="id11" draw:end-glue-point="3" svg:d="M8858 11477h1189v-1h477" svg:viewBox="0 0 1667 2">
          <text:p/>
        </draw:connector>
        <draw:connector draw:style-name="gr8" draw:text-style-name="P2" draw:layer="layout" svg:x1="27.669cm" svg:y1="10.207cm" svg:x2="27.988cm" svg:y2="9.255cm" draw:start-shape="id12" draw:start-glue-point="5" draw:end-shape="id13" draw:end-glue-point="8" svg:d="M27669 10207v-475h319v-477" svg:viewBox="0 0 320 953">
          <text:p/>
        </draw:connector>
        <draw:connector draw:style-name="gr15" draw:text-style-name="P2" draw:layer="layout" svg:x1="14.017cm" svg:y1="11.476cm" svg:x2="17.192cm" svg:y2="11.477cm" draw:start-shape="id11" draw:start-glue-point="1" draw:end-shape="id14" draw:end-glue-point="5" svg:d="M14017 11476h1587v1h1588" svg:viewBox="0 0 3176 2">
          <text:p/>
        </draw:connector>
        <draw:connector draw:style-name="gr16" draw:text-style-name="P2" draw:layer="layout" svg:x1="19.732cm" svg:y1="8.937cm" svg:x2="19.891cm" svg:y2="7.985cm" draw:start-shape="id14" draw:start-glue-point="4" draw:end-shape="id15" draw:end-glue-point="2" svg:d="M19732 8937v-476h159v-476" svg:viewBox="0 0 160 953">
          <text:p/>
        </draw:connector>
        <draw:connector draw:style-name="gr17" draw:text-style-name="P2" draw:layer="layout" svg:x1="19.891cm" svg:y1="6.08cm" svg:x2="19.89cm" svg:y2="4.81cm" draw:start-shape="id15" draw:start-glue-point="0" draw:end-shape="id16" draw:end-glue-point="2" svg:d="M19891 6080v-636h-1v-634" svg:viewBox="0 0 2 1271">
          <text:p/>
        </draw:connector>
        <draw:connector draw:style-name="gr18" draw:text-style-name="P2" draw:layer="layout" svg:x1="19.89cm" svg:y1="2.905cm" svg:x2="15.13cm" svg:y2="11.441cm" draw:start-shape="id16" draw:start-glue-point="0" svg:d="M19890 2905v-502h-4760v9038" svg:viewBox="0 0 4761 9039">
          <text:p/>
        </draw:connector>
        <draw:connector draw:style-name="gr19" draw:text-style-name="P2" draw:layer="layout" svg:x1="22.272cm" svg:y1="11.477cm" svg:x2="25.526cm" svg:y2="11.477cm" draw:start-shape="id14" draw:start-glue-point="7" draw:end-shape="id12" draw:end-glue-point="9" svg:d="M22272 11477h3254" svg:viewBox="0 0 3255 1">
          <text:p/>
        </draw:connector>
        <draw:frame draw:style-name="gr14" draw:text-style-name="P3" draw:layer="layout" svg:width="0.853cm" svg:height="0.962cm" svg:x="20.367cm" svg:y="8.62cm">
          <draw:text-box>
            <text:p>1</text:p>
          </draw:text-box>
        </draw:frame>
        <draw:frame draw:style-name="gr14" draw:text-style-name="P3" draw:layer="layout" svg:width="0.853cm" svg:height="0.962cm" svg:x="22.272cm" svg:y="10.515cm">
          <draw:text-box>
            <text:p>0</text:p>
          </draw:text-box>
        </draw:frame>
      </draw:page>
      <draw:page draw:name="page3" draw:style-name="dp1" draw:master-page-name="Default">
        <draw:custom-shape draw:style-name="gr1" draw:text-style-name="P1" xml:id="id17" draw:id="id17" draw:layer="layout" svg:width="4.445cm" svg:height="2.54cm" svg:x="3.222cm" svg:y="2.272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4.445cm" svg:height="2.54cm" svg:x="35.29cm" svg:y="2.905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5.715cm" svg:height="2.54cm" svg:x="2.27cm" svg:y="6.082cm">
          <text:p text:style-name="P1">Ввод:</text:p>
          <text:p text:style-name="P1">sv, sc, v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19" draw:id="id19" draw:layer="layout" svg:width="3.493cm" svg:height="1.905cm" svg:x="8.302cm" svg:y="6.397cm">
          <text:p text:style-name="P1">i=0</text:p>
          <text:p text:style-name="P1">s=sv</text:p>
          <draw:enhanced-geometry svg:viewBox="0 0 21600 21600" draw:type="rectangle" draw:enhanced-path="M 0 0 L 21600 0 21600 21600 0 21600 0 0 Z N"/>
        </draw:custom-shape>
        <draw:custom-shape draw:style-name="gr4" draw:text-style-name="P1" xml:id="id22" draw:id="id22" draw:layer="layout" svg:width="5.08cm" svg:height="5.08cm" svg:x="28.305cm" svg:y="5.127cm">
          <text:p text:style-name="P1">i&lt;=v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1" draw:id="id21" draw:layer="layout" svg:width="3.493cm" svg:height="1.905cm" svg:x="23.859cm" svg:y="6.714cm">
          <text:p text:style-name="P1">i+=sc</text:p>
          <draw:enhanced-geometry svg:viewBox="0 0 21600 21600" draw:type="rectangle" draw:enhanced-path="M 0 0 L 21600 0 21600 21600 0 21600 0 0 Z N"/>
        </draw:custom-shape>
        <draw:custom-shape draw:style-name="gr5" draw:text-style-name="P1" xml:id="id20" draw:id="id20" draw:layer="layout" svg:width="3.492cm" svg:height="1.905cm" svg:x="19.415cm" svg:y="6.714cm">
          <text:p text:style-name="P1">s+=11.4</text:p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5.715cm" svg:height="2.54cm" svg:x="34.337cm" svg:y="6.397cm">
          <text:p text:style-name="P1">Вывод:</text:p>
          <text:p text:style-name="P1">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5.445cm" svg:y1="4.812cm" svg:x2="5.127cm" svg:y2="6.082cm" draw:start-shape="id17" draw:start-glue-point="8" draw:end-shape="id18" draw:end-glue-point="5" svg:d="M5445 4812v636h-318v634" svg:viewBox="0 0 319 1271">
          <text:p/>
        </draw:connector>
        <draw:connector draw:style-name="gr7" draw:text-style-name="P2" draw:layer="layout" svg:x1="7.271cm" svg:y1="7.352cm" svg:x2="8.302cm" svg:y2="7.349cm" draw:start-shape="id18" draw:start-glue-point="6" draw:end-shape="id19" draw:end-glue-point="3" svg:d="M7271 7352h872v-3h159" svg:viewBox="0 0 1032 4">
          <text:p/>
        </draw:connector>
        <draw:connector draw:style-name="gr20" draw:text-style-name="P2" draw:layer="layout" svg:x1="22.907cm" svg:y1="7.666cm" svg:x2="23.859cm" svg:y2="7.666cm" draw:start-shape="id20" draw:start-glue-point="1" draw:end-shape="id21" draw:end-glue-point="3" svg:d="M22907 7666h952" svg:viewBox="0 0 953 1">
          <text:p/>
        </draw:connector>
        <draw:connector draw:style-name="gr21" draw:text-style-name="P2" draw:layer="layout" svg:x1="27.352cm" svg:y1="7.666cm" svg:x2="28.305cm" svg:y2="7.667cm" draw:start-shape="id21" draw:start-glue-point="1" draw:end-shape="id22" draw:end-glue-point="5" svg:d="M27352 7666h476v1h477" svg:viewBox="0 0 954 2">
          <text:p/>
        </draw:connector>
        <draw:connector draw:style-name="gr22" draw:text-style-name="P2" draw:layer="layout" svg:x1="33.385cm" svg:y1="7.667cm" svg:x2="35.051cm" svg:y2="7.667cm" draw:start-shape="id22" draw:start-glue-point="7" draw:end-shape="id23" draw:end-glue-point="9" svg:d="M33385 7667h1666" svg:viewBox="0 0 1667 1">
          <text:p/>
        </draw:connector>
        <draw:connector draw:style-name="gr8" draw:text-style-name="P2" draw:layer="layout" svg:x1="37.194cm" svg:y1="6.397cm" svg:x2="37.513cm" svg:y2="5.445cm" draw:start-shape="id23" draw:start-glue-point="5" draw:end-shape="id24" draw:end-glue-point="8" svg:d="M37194 6397v-475h319v-477" svg:viewBox="0 0 320 953">
          <text:p/>
        </draw:connector>
        <draw:connector draw:style-name="gr23" draw:text-style-name="P2" draw:layer="layout" svg:x1="30.845cm" svg:y1="5.127cm" svg:x2="18.78cm" svg:y2="7.666cm" draw:start-shape="id22" draw:start-glue-point="4" svg:d="M30845 5127v-501h-12065v3040" svg:viewBox="0 0 12066 3041">
          <text:p/>
        </draw:connector>
        <draw:frame draw:style-name="gr24" draw:text-style-name="P4" draw:layer="layout" svg:width="0.853cm" svg:height="0.962cm" svg:x="29.992cm" svg:y="3.529cm">
          <draw:text-box>
            <text:p>1</text:p>
          </draw:text-box>
        </draw:frame>
        <draw:frame draw:style-name="gr24" draw:text-style-name="P4" draw:layer="layout" svg:width="0.853cm" svg:height="0.962cm" svg:x="33.385cm" svg:y="6.714cm">
          <draw:text-box>
            <text:p>0</text:p>
          </draw:text-box>
        </draw:frame>
        <draw:custom-shape draw:style-name="gr25" draw:text-style-name="P5" xml:id="id25" draw:id="id25" draw:layer="layout" svg:width="4.763cm" svg:height="4.763cm" svg:x="12.747cm" svg:y="5.127cm">
          <text:p text:style-name="P5">sc&lt;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26" draw:id="id26" draw:layer="layout" svg:width="5.715cm" svg:height="3.175cm" svg:x="12.43cm" svg:y="1.317cm">
          <text:p text:style-name="P1">Вывод:</text:p>
          <text:p text:style-name="P1">“[-] The impossible number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7" draw:text-style-name="P2" draw:layer="layout" svg:x1="11.795cm" svg:y1="7.349cm" svg:x2="12.747cm" svg:y2="7.509cm" draw:start-shape="id19" draw:start-glue-point="1" draw:end-shape="id25" draw:end-glue-point="5" svg:d="M11795 7349h475v160h477" svg:viewBox="0 0 953 161">
          <text:p/>
        </draw:connector>
        <draw:connector draw:style-name="gr28" draw:text-style-name="P2" draw:layer="layout" svg:x1="17.51cm" svg:y1="7.509cm" svg:x2="19.415cm" svg:y2="7.666cm" draw:start-shape="id25" draw:start-glue-point="7" draw:end-shape="id20" draw:end-glue-point="3" svg:d="M17510 7509h953v157h952" svg:viewBox="0 0 1906 158">
          <text:p/>
        </draw:connector>
        <draw:connector draw:style-name="gr29" draw:text-style-name="P2" draw:layer="layout" svg:x1="15.129cm" svg:y1="5.127cm" svg:x2="15.287cm" svg:y2="4.492cm" draw:start-shape="id25" draw:start-glue-point="4" draw:end-shape="id26" draw:end-glue-point="8" svg:d="M15129 5127v-318h158v-317" svg:viewBox="0 0 159 636">
          <text:p/>
        </draw:connector>
        <draw:connector draw:style-name="gr30" draw:text-style-name="P2" draw:layer="layout" svg:x1="17.431cm" svg:y1="2.905cm" svg:x2="37.513cm" svg:y2="2.905cm" draw:start-shape="id26" draw:start-glue-point="6" draw:end-shape="id24" draw:end-glue-point="4" svg:d="M17431 2905h9286v-501h10796v501" svg:viewBox="0 0 20083 5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9T20:38:34.853004582</meta:creation-date>
    <dc:date>2021-11-14T09:20:21.106482055</dc:date>
    <meta:editing-duration>PT17M23S</meta:editing-duration>
    <meta:editing-cycles>3</meta:editing-cycles>
    <meta:generator>LibreOffice/7.2.2.2$Linux_X86_64 LibreOffice_project/20$Build-2</meta:generator>
    <meta:document-statistic meta:object-count="59"/>
  </office:meta>
</office:document-meta>
</file>